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9.811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8.939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#81d41a" fo:border="0.74pt solid #000000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MailBox_Guard_Boo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7" table:number-columns-repeated="1637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Mfr. Part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Remarques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,C2,C4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C1592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0,C9,C1</text:p>
          </table:table-cell>
          <table:table-cell office:value-type="string" calcext:value-type="string">
            <text:p>C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/>
          <table:table-cell office:value-type="string" calcext:value-type="string">
            <text:p>C295972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UI_UJC-HP-3-SMT-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JC-HP-3-SMT-TR</text:p>
          </table:table-cell>
          <table:table-cell office:value-type="string" calcext:value-type="string">
            <text:p>U262-061N-4BVC11</text:p>
          </table:table-cell>
          <table:table-cell office:value-type="string" calcext:value-type="string">
            <text:p>C276461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3,Q2</text:p>
          </table:table-cell>
          <table:table-cell office:value-type="string" calcext:value-type="string">
            <text:p>SOT-23-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O3401A</text:p>
          </table:table-cell>
          <table:table-cell office:value-type="string" calcext:value-type="string">
            <text:p>C306862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4,D3,D1,D2</text:p>
          </table:table-cell>
          <table:table-cell office:value-type="string" calcext:value-type="string">
            <text:p>D_SOD-3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N5819</text:p>
          </table:table-cell>
          <table:table-cell/>
          <table:table-cell office:value-type="string" calcext:value-type="string">
            <text:p>C2921026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OP-8-E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4056</text:p>
          </table:table-cell>
          <table:table-cell office:value-type="string" calcext:value-type="string">
            <text:p>C725790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C20526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2,R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  <table:table-cell office:value-type="string" calcext:value-type="string">
            <text:p>C25803</text:p>
          </table:table-cell>
          <table:table-cell table:number-columns-repeated="1637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_1206_3216Metri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2uF</text:p>
          </table:table-cell>
          <table:table-cell table:style-name="ce4"/>
          <table:table-cell table:style-name="ce4" office:value-type="string" calcext:value-type="string">
            <text:p>C12891</text:p>
          </table:table-cell>
          <table:table-cell table:style-name="ce4"/>
          <table:table-cell table:style-name="ce6" table:number-columns-repeated="1637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/>
          <table:table-cell office:value-type="string" calcext:value-type="string">
            <text:p>C4184</text:p>
          </table:table-cell>
          <table:table-cell table:number-columns-repeated="1637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C6,C7,C8</text:p>
          </table:table-cell>
          <table:table-cell table:style-name="ce5" office:value-type="string" calcext:value-type="string">
            <text:p>C_0603_1608Metr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0.1uF</text:p>
          </table:table-cell>
          <table:table-cell table:style-name="ce5" table:number-columns-repeated="3"/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2,R11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  <table:table-cell office:value-type="string" calcext:value-type="string">
            <text:p>C23186</text:p>
          </table:table-cell>
          <table:table-cell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VQFN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iny1616</text:p>
          </table:table-cell>
          <table:table-cell office:value-type="string" calcext:value-type="string">
            <text:p>ATTINY1616-MFR</text:p>
          </table:table-cell>
          <table:table-cell office:value-type="string" calcext:value-type="string">
            <text:p>C1338523</text:p>
          </table:table-cell>
          <table:table-cell table:number-columns-repeated="1637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_0.1%</text:p>
          </table:table-cell>
          <table:table-cell/>
          <table:table-cell office:value-type="string" calcext:value-type="string">
            <text:p>C309083</text:p>
          </table:table-cell>
          <table:table-cell table:number-columns-repeated="1637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R16,R15,R9</text:p>
          </table:table-cell>
          <table:table-cell table:style-name="ce5" office:value-type="string" calcext:value-type="string">
            <text:p>R_0603_1608Metr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K</text:p>
          </table:table-cell>
          <table:table-cell table:style-name="ce5" table:number-columns-repeated="3"/>
          <table:table-cell table:style-name="ce1" table:number-columns-repeated="1637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K</text:p>
          </table:table-cell>
          <table:table-cell/>
          <table:table-cell office:value-type="string" calcext:value-type="string">
            <text:p>C22961</text:p>
          </table:table-cell>
          <table:table-cell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HT7530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T7530S</text:p>
          </table:table-cell>
          <table:table-cell office:value-type="string" calcext:value-type="string">
            <text:p>C347214</text:p>
          </table:table-cell>
          <table:table-cell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3-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3839G33DBZR</text:p>
          </table:table-cell>
          <table:table-cell office:value-type="string" calcext:value-type="string">
            <text:p>C485802</text:p>
          </table:table-cell>
          <table:table-cell table:number-columns-repeated="1637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S312-NE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S312</text:p>
          </table:table-cell>
          <table:table-cell office:value-type="string" calcext:value-type="string">
            <text:p>C90465</text:p>
          </table:table-cell>
          <table:table-cell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/>
          <table:table-cell office:value-type="string" calcext:value-type="string">
            <text:p>C22775</text:p>
          </table:table-cell>
          <table:table-cell table:number-columns-repeated="1637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R3,R14,R4,R13</text:p>
          </table:table-cell>
          <table:table-cell table:style-name="ce5" office:value-type="string" calcext:value-type="string">
            <text:p>R_0603_1608Metric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10K</text:p>
          </table:table-cell>
          <table:table-cell table:style-name="ce5" table:number-columns-repeated="3"/>
          <table:table-cell table:style-name="ce1" table:number-columns-repeated="1637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K_0.1%</text:p>
          </table:table-cell>
          <table:table-cell/>
          <table:table-cell office:value-type="string" calcext:value-type="string">
            <text:p>C335086</text:p>
          </table:table-cell>
          <table:table-cell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C84266</text:p>
          </table:table-cell>
          <table:table-cell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i-Thinker-Ra-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-Thinker-Ra-01 433Mhz or Ra-01H 868/915Mhz</text:p>
          </table:table-cell>
          <table:table-cell office:value-type="string" calcext:value-type="string">
            <text:p>Ra-01 or Ra-01H</text:p>
          </table:table-cell>
          <table:table-cell office:value-type="string" calcext:value-type="string">
            <text:p>C503593</text:p>
          </table:table-cell>
          <table:table-cell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C434423</text:p>
          </table:table-cell>
          <table:table-cell table:number-columns-repeated="16377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D7</text:p>
          </table:table-cell>
          <table:table-cell table:style-name="ce5" office:value-type="string" calcext:value-type="string">
            <text:p>LED_0603_1608Metr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D</text:p>
          </table:table-cell>
          <table:table-cell table:style-name="ce5" table:number-columns-repeated="3"/>
          <table:table-cell table:style-name="ce1" table:number-columns-repeated="1637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X3819M5-L-3-3</text:p>
          </table:table-cell>
          <table:table-cell office:value-type="string" calcext:value-type="string">
            <text:p>SPX3819M5-L-3-3/TR</text:p>
          </table:table-cell>
          <table:table-cell office:value-type="string" calcext:value-type="string">
            <text:p>C9055</text:p>
          </table:table-cell>
          <table:table-cell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JST_PH_S2B-PH-SM4-TB_1x02-1MP_P2.0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2B-PH-SM4-TB_LF__SN_ <text:s/>"Li-Po Battery Connector"</text:p>
          </table:table-cell>
          <table:table-cell office:value-type="string" calcext:value-type="string">
            <text:p>S2B-PH-SM4-TB(LF)(SN)</text:p>
          </table:table-cell>
          <table:table-cell office:value-type="string" calcext:value-type="string">
            <text:p>C295747</text:p>
          </table:table-cell>
          <table:table-cell table:number-columns-repeated="1637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esnel lens for AS312</text:p>
          </table:table-cell>
          <table:table-cell/>
          <table:table-cell office:value-type="string" calcext:value-type="string">
            <text:p>C123326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433/868/915Mhz Spring Antenna90d</text:p>
          </table:table-cell>
          <table:table-cell/>
          <table:table-cell office:value-type="string" calcext:value-type="string">
            <text:p>C718843</text:p>
          </table:table-cell>
          <table:table-cell table:number-columns-repeated="1637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YOUNG MY-AA-04 AA Battery Holder</text:p>
          </table:table-cell>
          <table:table-cell office:value-type="string" calcext:value-type="string">
            <text:p>MY-AA-04</text:p>
          </table:table-cell>
          <table:table-cell office:value-type="string" calcext:value-type="string">
            <text:p>C2979179</text:p>
          </table:table-cell>
          <table:table-cell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ttery_Li_Ion_14500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.00.0000</text:date>, <text:time style:data-style-name="N2" text:time-value="12:12:10.592399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6T16:22:54.483373750</dc:date>
    <meta:editing-duration>PT5H59M56S</meta:editing-duration>
    <meta:editing-cycles>4</meta:editing-cycles>
    <meta:generator>LibreOffice/7.5.3.2$MacOSX_AARCH64 LibreOffice_project/9f56dff12ba03b9acd7730a5a481eea045e468f3</meta:generator>
    <meta:print-date>2023-08-26T15:31:42.298787051</meta:print-date>
    <meta:document-statistic meta:table-count="1" meta:cell-count="199" meta:object-count="0"/>
  </office:meta>
</office:document-meta>
</file>